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style:text-properties officeooo:rsid="000349cd" officeooo:paragraph-rsid="000349cd"/>
    </style:style>
    <style:style style:name="P2" style:family="paragraph" style:parent-style-name="Standard">
      <style:paragraph-properties fo:line-height="150%"/>
      <style:text-properties officeooo:rsid="00048402" officeooo:paragraph-rsid="00048402"/>
    </style:style>
    <style:style style:name="P3" style:family="paragraph" style:parent-style-name="Standard">
      <style:paragraph-properties fo:line-height="150%"/>
      <style:text-properties officeooo:rsid="0004e1b1" officeooo:paragraph-rsid="0004e1b1"/>
    </style:style>
    <style:style style:name="P4" style:family="paragraph" style:parent-style-name="Standard">
      <style:paragraph-properties fo:line-height="150%" fo:text-align="center" style:justify-single-word="false"/>
      <style:text-properties fo:font-size="14pt" fo:font-weight="bold" officeooo:rsid="000349cd" officeooo:paragraph-rsid="000349cd" style:font-size-asian="14pt" style:font-weight-asian="bold" style:font-size-complex="14pt" style:font-weight-complex="bold"/>
    </style:style>
    <style:style style:name="P5" style:family="paragraph" style:parent-style-name="Standard">
      <style:paragraph-properties fo:line-height="150%"/>
      <style:text-properties officeooo:rsid="000671c8" officeooo:paragraph-rsid="000671c8"/>
    </style:style>
    <style:style style:name="T1" style:family="text">
      <style:text-properties officeooo:rsid="0004e1b1"/>
    </style:style>
    <style:style style:name="T2" style:family="text">
      <style:text-properties officeooo:rsid="000671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ylor Cowley</text:p>
      <text:p text:style-name="P1">EE 425</text:p>
      <text:p text:style-name="P5">November 08, 2016</text:p>
      <text:p text:style-name="P4">Homework #9: Reflections on Leadership</text:p>
      <text:p text:style-name="P2"><text:tab/>Regarding the story of the Therac-25 horrors, there are many examples of both good leadership principles being exercised as well as very very poor leadership qualities. </text:p>
      <text:p text:style-name="P2"><text:tab/>Unfortunately, most of the failure to have good leadership comes from AECL. It seems to start with the treatment of the person responsible for designing the system. Apparently it was only one person, with nobody else responsible for assisting him in design nor testing. He was apparently not treated like a real engineer- software specifications appear to be virtually nonexistent, and there were no QA systems in place.</text:p>
      <text:p text:style-name="P2"><text:tab/>The actions of AECL get much worse. There appears there was no protocol for reporting errors- for the first accident in Georgia, it was reported over phone call to AECL. When the lawsuit was filed, somehow AECL had never even heard of the accident! Throughout the entire dilemma, AECL seemed not to recognize the fiasco that was happening- not only were there problems, but people were actively dying. In almost every circumstance where a user asked if there had been any other problems with the machines, AECL (falsely) claimed there were not. In every case where engineers at AECL attempted to reproduce the problem, they failed, but did not continue to work on it; instead assuming it was a hardware defect. It finally took Fritz Hager- the physicist at the hospital of Tyler, to help them out. <text:span text:style-name="T1">Arguably, AECL did respond to the FDA's demands when they happened, but I feel that these responses were insufficient, even flippant. In a letter from the FDA, they describe AECL's response, “... have concluded that it does not satisfy the requirements... Specifically, it does not describe the defect nor the hazards associated with it... the tone is not commensurate with the urgency for doing so. In fact, the letter implies the inconvenience to operators outweighs the need to disable the key....”</text:span></text:p>
      <text:p text:style-name="P2"><text:tab/><text:span text:style-name="T1">On the contrary, I believe the FDA's reactions to be exemplary of good leadership principles. After the first incident the FDA heard of (in Ontario,) they put out a level 2 recall, letting it go back to normal use after minor modifications. After the events at Tyler, the FDA took a stronger stance, producing the quotation above. After several back and forths, the FDA demanded severe modification to the Therac-25, eventually putting it under a Class 1 recall. Over all of this, I get the impression that the FDA was trying really hard not to impede things that may be working. We note that the Therac-25 was under heavy use, with thousands of patients for whom it was working successfully. This, as well as the note in the paper that the FDA had not yet had to deal with many software-related issues, and it is </text:span><text:soft-page-break/><text:span text:style-name="T1">even surprising that the FDA reacted so reasonably.</text:span></text:p>
      <text:p text:style-name="P2"/>
      <text:p text:style-name="P3"><text:tab/>Finally, another examples of spectacular leadership came from the users themselves. Especially the physicist at the Tyler hospital: Fritz Hager. After the second accident, he sat down with the operator herself and debugged it until he was able to personally reproduce the problem consistently. He was then able to describe it in detail to the AECL engineer sufficiently for the engineer to reproduce it! In addition, the users who formed the user groups took it upon themselves to install separate hardware safeguards- even when AECL told them it was unnecessary and foolish. Good leaders receive advice, and if they judge it to be dangerous, ignore it. <text:span text:style-name="T2">Besides Hager and the user groups, there were many people who inspected the machines and did not defer judgment to AECL nor the FDA. This includes the people who physically moved plates and tried to match the burns on the victims to the shapes of the machines. It includes the professors who noticed patterns in blown fuses in the Therac-20 when newer students were using it.</text:span></text:p>
      <text:p text:style-name="P3"><text:tab/><text:span text:style-name="T2">One thing that keeps me wondering though- the paper implies that the original programmer was no where to be found. Did they not even know his name? Where did he go? This paper is about leadership principles and not design principles, but who decided many of these things were good ideas? Probably our current understanding of how important software is clouds our judgment, but w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6:27:40.914843902</meta:creation-date>
    <dc:date>2016-11-08T18:21:41.293445444</dc:date>
    <meta:editing-duration>PT5M9S</meta:editing-duration>
    <meta:editing-cycles>1</meta:editing-cycles>
    <meta:document-statistic meta:table-count="0" meta:image-count="0" meta:object-count="0" meta:page-count="2" meta:paragraph-count="10" meta:word-count="714" meta:character-count="4243" meta:non-whitespace-character-count="3532"/>
    <meta:generator>LibreOffice/4.3.7.2$Linux_X86_64 LibreOffice_project/430$Build-2</meta:generator>
  </office:meta>
</office:document-meta>
</file>